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Base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CatalogBase( Map comm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addCommand( String name , 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talogBase.getComma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Catalog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